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1" text:outline-level="1"><text:bookmark-start text:name="resaux-dinteractions-hôtes-virus-quantification-de-limportance-des-association-et-identification-des-interactions-structurantes."/>Resaux d’interactions Hôtes-Virus : Quantification de l’importance des association, et identification des interactions structurantes.<text:bookmark-end text:name="resaux-dinteractions-hôtes-virus-quantification-de-limportance-des-association-et-identification-des-interactions-structurantes."/></text:h>
<text:h text:style-name="Heading_20_2" text:outline-level="2"><text:bookmark-start text:name="introduction"/>Introduction<text:bookmark-end text:name="introduction"/></text:h>
<text:p text:style-name="First_20_paragraph">La prédiction d’interaction potentiel entre hôte virus <draw:frame draw:style-name="fr1" text:anchor-type="as-char"><draw:object xlink:href="Formula-114/" xlink:type="simple" xlink:show="embed" xlink:actuate="onLoad"/></draw:frame> challenge important</text:p>
<text:p text:style-name="Text_20_body">Prédire des interaction entre espèces = difficile</text:p>
<text:p text:style-name="Text_20_body">Grosse quantité de données mais pas standardisée + beaucoup de biais</text:p>
<text:p text:style-name="Text_20_body">Besoin de méthodes qui prennent en compte ce contrainte</text:p>
<text:p text:style-name="Text_20_body">Différentes approches : - a partir des traits (plus facile pour généraliser) - a partir des réseaux interactions</text:p>
<text:p text:style-name="Text_20_body">Des méthodes pour prédire les associations entre espèce commence a faire apparition Besoin de s’assurer que ces méthodes ne prédisent pas seulement les interactions fortement structurante du réseaux d’une part Besoin de connaitre quelle interaction sont structurantes et lesquelles le sont moins afin d’orienter les études Peut potentiellement amélioré la prédiction d’interaction graçe a une meilleur connaissance des résaux</text:p>
<text:h text:style-name="Heading_20_2" text:outline-level="2"><text:bookmark-start text:name="mat-et-meth"/>Mat et meth<text:bookmark-end text:name="mat-et-meth"/></text:h>
<text:p text:style-name="First_20_paragraph">Plusieur approches : - Perturbations du résaux puis comparaison des Standard Value Décomposition + Random Graph Dot Product</text:p>
<text:list text:style-name="L1">
  <text:list-item>
    <text:p text:style-name="P5">Perturbations puis annalyse spectral et mesure communicabilité</text:p>
  </text:list-item>
</text:list>
<text:p text:style-name="First_20_paragraph"><draw:frame draw:style-name="fr2" text:anchor-type="paragraph"><draw:object xlink:href="Formula-116/" xlink:type="simple" xlink:show="embed" xlink:actuate="onLoad"/></draw:frame></text:p>
<text:list text:style-name="L2">
  <text:list-item>
    <text:p text:style-name="P6">Stockastique graphs models - Stockastick block models - Latent block models</text:p>
  </text:list-item>
  <text:list-item>
    <text:p text:style-name="P6">Approche exploratoire de backpropagation ?</text:p>
  </text:list-item>
</text:list>
<text:h text:style-name="Heading_20_2" text:outline-level="2"><text:bookmark-start text:name="résultats"/>Résultats<text:bookmark-end text:name="résultats"/></text:h>
<text:h text:style-name="Heading_20_2" text:outline-level="2"><text:bookmark-start text:name="disscution"/>Disscution<text:bookmark-end text:name="disscution"/></text:h>
<text:h text:style-name="Heading_20_2" text:outline-level="2"><text:bookmark-start text:name="conclusion"/>Conclusion<text:bookmark-end text:name="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2T23:51:13Z</meta:creation-date>
    <dc:date>2023-05-02T23:51:1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o>→</mo>
</math>
</file>

<file path=Formula-116/content.xml><?xml version="1.0" encoding="utf-8"?>
<math xmlns="http://www.w3.org/1998/Math/MathML" display="block">
  <mrow>
    <msub>
      <mi>G</mi>
      <mrow>
        <mi>p</mi>
        <mi>q</mi>
      </mrow>
    </msub>
    <mo>=</mo>
    <munderover>
      <mo>∑</mo>
      <mrow>
        <mi>j</mi>
        <mo>=</mo>
        <mn>1</mn>
      </mrow>
      <mi>n</mi>
    </munderover>
    <msub>
      <mi>φ</mi>
      <mi>j</mi>
    </msub>
    <mrow>
      <mo stretchy="true" form="prefix">(</mo>
      <mi>p</mi>
      <mo stretchy="true" form="postfix">)</mo>
    </mrow>
    <msub>
      <mi>φ</mi>
      <mi>j</mi>
    </msub>
    <mrow>
      <mo stretchy="true" form="prefix">(</mo>
      <mi>q</mi>
      <mo stretchy="true" form="postfix">)</mo>
    </mrow>
    <msup>
      <mi>e</mi>
      <msub>
        <mi>λ</mi>
        <mi>j</mi>
      </msub>
    </msup>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